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e13" officeooo:paragraph-rsid="00057e13"/>
    </style:style>
    <style:style style:name="P2" style:family="paragraph" style:parent-style-name="Standard">
      <style:text-properties officeooo:rsid="0005c448" officeooo:paragraph-rsid="0005c4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a xlink:type="simple" xlink:href="https://www.ixbt.com/soft/track_editors.shtml" text:style-name="Internet_20_link" text:visited-style-name="Visited_20_Internet_20_Link">https://www.ixbt.com/soft/track_editors.shtml</text:a></text:p>
      <text:p text:style-name="P2">2. <text:a xlink:type="simple" xlink:href="https://ru.wikipedia.org/wiki/Трекер_(программа" text:style-name="Internet_20_link" text:visited-style-name="Visited_20_Internet_20_Link">https://ru.wikipedia.org/wiki/%D0%A2%D1%80%D0%B5%D0%BA%D0%B5%D1%80_(%D0%BF%D1%80%D0%BE%D0%B3%D1%80%D0%B0%D0%BC%D0%BC%D0%B0</text:a>)</text:p>
      <text:p text:style-name="P2">3. https://habr.com/ru/post/240101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1-03T20:21:27.707347661</dc:date>
    <meta:editing-duration>PT29M13S</meta:editing-duration>
    <meta:editing-cycles>4</meta:editing-cycles>
    <meta:document-statistic meta:table-count="0" meta:image-count="0" meta:object-count="0" meta:page-count="1" meta:paragraph-count="3" meta:word-count="6" meta:character-count="209" meta:non-whitespace-character-count="206"/>
  </office:meta>
</office:document-meta>
</file>